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4c98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draw:stroke-dash="Dashed_20__28_var_29__20_8156" svg:stroke-width="0.025cm" svg:stroke-color="#000000" draw:marker-start="" draw:marker-start-width="0.33cm" draw:marker-start-center="false" draw:marker-end="" draw:marker-end-width="0.33cm" draw:marker-end-center="false" draw:fill="solid" draw:fill-color="#01a6e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Arrow_20_concave" draw:marker-start-width="0.136cm" draw:marker-start-center="false" draw:marker-end="Arrow_20_concave" draw:marker-end-width="0.136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8cm" fo:min-width="0.454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27cm" fo:min-width="0.666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5ab24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27cm" fo:min-width="0.533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8cm" fo:min-width="0.533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c0598e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31cm" fo:min-width="0.745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8cm" fo:min-width="0.56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32c1a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draw:stroke-dash="Dashed_20__28_var_29__20_8157" svg:stroke-width="0.025cm" svg:stroke-color="#000000" draw:marker-start="" draw:marker-start-width="0.33cm" draw:marker-start-center="false" draw:marker-end="" draw:marker-end-width="0.33cm" draw:marker-end-center="false" draw:fill="solid" draw:fill-color="#01a6e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4c98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6pt" fo:font-style="normal" fo:text-shadow="none" style:text-underline-style="none" fo:font-weight="bold" style:letter-kerning="true" style:font-name-asian="Lucida Sans Unicode" style:font-size-asian="6pt" style:font-style-asian="normal" style:font-weight-asian="bold" style:font-name-complex="Tahoma1" style:font-size-complex="6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MS Gothic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5ab2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0598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32c1a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Bitstream Vera Sans" fo:font-size="6pt" fo:font-style="normal" fo:text-shadow="none" style:text-underline-style="none" fo:font-weight="bold" style:letter-kerning="true" style:font-name-asian="Lucida Sans Unicode" style:font-size-asian="6pt" style:font-style-asian="normal" style:font-weight-asian="bold" style:font-name-complex="Tahoma1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MS Gothic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927cm" svg:height="1.916cm" draw:transform="rotate (-1.5707963267949) translate (6.189cm 12.173cm)" draw:kind="section" draw:start-angle="0" draw:end-angle="180">
          <text:p/>
        </draw:ellipse>
        <draw:line draw:style-name="gr2" draw:text-style-name="P2" draw:layer="layout" svg:x1="5.178cm" svg:y1="13.132cm" svg:x2="5.269cm" svg:y2="13.132cm">
          <text:p/>
        </draw:line>
        <draw:line draw:style-name="gr3" draw:text-style-name="P3" draw:layer="layout" svg:x1="5.057cm" svg:y1="12.171cm" svg:x2="5.057cm" svg:y2="14.155cm">
          <text:p/>
        </draw:line>
        <draw:frame draw:style-name="gr4" draw:text-style-name="P5" draw:layer="layout" svg:width="0.454cm" svg:height="0.608cm" svg:x="5.487cm" svg:y="12.882cm">
          <draw:text-box>
            <text:p text:style-name="P4"><text:span text:style-name="T1"><text:s/></text:span><text:span text:style-name="T2">a.</text:span></text:p>
          </draw:text-box>
        </draw:frame>
        <draw:frame draw:style-name="gr5" draw:text-style-name="P6" draw:layer="layout" svg:width="0.666cm" svg:height="0.327cm" draw:transform="rotate (-1.5707963267949) translate (5.007cm 12.862cm)">
          <draw:text-box>
            <text:p text:style-name="P4"><text:span text:style-name="T3">10 cm</text:span></text:p>
          </draw:text-box>
        </draw:frame>
        <draw:ellipse draw:style-name="gr6" draw:text-style-name="P7" draw:layer="layout" svg:width="1.44cm" svg:height="1.445cm" draw:transform="rotate (-3.14159265358979) translate (8.554cm 13.886cm)" draw:kind="section" draw:start-angle="89.68" draw:end-angle="0">
          <text:p/>
        </draw:ellipse>
        <draw:line draw:style-name="gr3" draw:text-style-name="P3" draw:layer="layout" svg:x1="7.115cm" svg:y1="13.327cm" svg:x2="7.835cm" svg:y2="13.327cm">
          <text:p/>
        </draw:line>
        <draw:frame draw:style-name="gr7" draw:text-style-name="P6" draw:layer="layout" svg:width="0.533cm" svg:height="0.327cm" svg:x="7.208cm" svg:y="13.425cm">
          <draw:text-box>
            <text:p text:style-name="P4"><text:span text:style-name="T3">2 cm</text:span></text:p>
          </draw:text-box>
        </draw:frame>
        <draw:frame draw:style-name="gr8" draw:text-style-name="P5" draw:layer="layout" svg:width="0.533cm" svg:height="0.608cm" svg:x="7.544cm" svg:y="12.667cm">
          <draw:text-box>
            <text:p text:style-name="P4"><text:span text:style-name="T1"><text:s text:c="2"/></text:span><text:span text:style-name="T2">b.</text:span></text:p>
          </draw:text-box>
        </draw:frame>
        <draw:ellipse draw:style-name="gr9" draw:text-style-name="P8" draw:layer="layout" svg:width="1.9cm" svg:height="1.902cm" svg:x="9.553cm" svg:y="12.394cm" draw:kind="section" draw:start-angle="89.25" draw:end-angle="180.06">
          <text:p/>
        </draw:ellipse>
        <draw:line draw:style-name="gr3" draw:text-style-name="P3" draw:layer="layout" svg:x1="9.578cm" svg:y1="13.504cm" svg:x2="10.504cm" svg:y2="13.504cm">
          <text:p/>
        </draw:line>
        <draw:frame draw:style-name="gr10" draw:text-style-name="P6" draw:layer="layout" svg:width="0.745cm" svg:height="0.331cm" svg:x="9.684cm" svg:y="13.602cm">
          <draw:text-box>
            <text:p text:style-name="P4"><text:span text:style-name="T3">3,4 cm</text:span></text:p>
          </draw:text-box>
        </draw:frame>
        <draw:frame draw:style-name="gr11" draw:text-style-name="P5" draw:layer="layout" svg:width="0.56cm" svg:height="0.608cm" svg:x="9.747cm" svg:y="12.756cm">
          <draw:text-box>
            <text:p text:style-name="P4"><text:span text:style-name="T1"><text:s text:c="3"/></text:span><text:span text:style-name="T2">c.</text:span></text:p>
          </draw:text-box>
        </draw:frame>
        <draw:circle draw:style-name="gr12" draw:text-style-name="P9" draw:layer="layout" svg:width="2.886cm" svg:height="2.886cm" svg:x="11.572cm" svg:y="12.152cm" draw:kind="section" draw:start-angle="0" draw:end-angle="180">
          <text:p/>
        </draw:circle>
        <draw:line draw:style-name="gr13" draw:text-style-name="P2" draw:layer="layout" svg:x1="13.012cm" svg:y1="13.655cm" svg:x2="13.012cm" svg:y2="13.52cm">
          <text:p/>
        </draw:line>
        <draw:line draw:style-name="gr14" draw:text-style-name="P3" draw:layer="layout" svg:x1="11.592cm" svg:y1="13.768cm" svg:x2="14.476cm" svg:y2="13.768cm">
          <text:p/>
        </draw:line>
        <draw:frame draw:style-name="gr5" draw:text-style-name="P6" draw:layer="layout" svg:width="0.666cm" svg:height="0.327cm" svg:x="12.756cm" svg:y="13.847cm">
          <draw:text-box>
            <text:p text:style-name="P4"><text:span text:style-name="T3">17 cm</text:span></text:p>
          </draw:text-box>
        </draw:frame>
        <draw:frame draw:style-name="gr8" draw:text-style-name="P5" draw:layer="layout" svg:width="0.533cm" svg:height="0.608cm" svg:x="12.692cm" svg:y="12.87cm">
          <draw:text-box>
            <text:p text:style-name="P4"><text:span text:style-name="T1"><text:s text:c="2"/></text:span><text:span text:style-name="T2">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5:10:03.307817257</dc:date>
    <meta:editing-duration>PT4H25M8S</meta:editing-duration>
    <meta:editing-cycles>30</meta:editing-cycles>
    <meta:generator>LibreOffice/5.2.7.2$Linux_X86_64 LibreOffice_project/20m0$Build-2</meta:generator>
    <meta:document-statistic meta:object-count="18"/>
  </office:meta>
</office:document-meta>
</file>